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4681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88in" svg:height="3.5429in" svg:x="14.6535in" svg:y="3.689in">
            <draw:object draw:notify-on-update-of-ranges="Results.I7:Results.K7 Results.I8:Results.K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4213in" svg:height="4.1744in" svg:x="3.7224in" svg:y="4.2543in">
            <draw:object draw:notify-on-update-of-ranges="Results.H14:Results.H14 Results.H15:Results.H20 Results.I14:Results.I14 Results.I15:Results.I20 Results.J14:Results.J14 Results.J15:Results.J20 Results.K14:Results.K14 Results.K15:Results.K20 Results.L14:Results.L14 Results.L15:Results.L20 Results.M14:Results.M14 Results.M15:Results.M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2087in" svg:height="3.8799in" svg:x="1.7205in" svg:y="0.0835in">
            <draw:object draw:notify-on-update-of-ranges="Results.O3:Results.O3 Results.O4:Results.O8 Results.P3:Results.P3 Results.P4:Results.P8 Results.Q3:Results.Q3 Results.Q4:Results.Q8 Results.R3:Results.R3 Results.R4:Results.R8 Results.S3:Results.S3 Results.S4:Results.S8 Results.T3:Results.T3 Results.T4:Results.T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MOBILENET_4.4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Size</text:p>
          </table:table-cell>
          <table:table-cell office:value-type="string" calcext:value-type="string">
            <text:p>4.4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</text:p>
          </table:table-cell>
          <table:table-cell table:style-name="ce1" office:value-type="string" calcext:value-type="string">
            <text:p>5/5</text:p>
          </table:table-cell>
          <table:table-cell table:number-columns-repeated="13"/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itialization</text:p>
          </table:table-cell>
        </table:table-row>
        <table:table-row table:style-name="ro1">
          <table:table-cell office:value-type="string" calcext:value-type="string">
            <text:p>sessions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Initialization</text:p>
          </table:table-cell>
          <table:table-cell table:number-columns-repeated="4"/>
          <table:table-cell office:value-type="float" office:value="38069.8" calcext:value-type="float">
            <text:p>38069.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oral (First)</text:p>
          </table:table-cell>
          <table:table-cell office:value-type="float" office:value="10149.4" calcext:value-type="float">
            <text:p>10149.4</text:p>
          </table:table-cell>
          <table:table-cell office:value-type="float" office:value="3560.6" calcext:value-type="float">
            <text:p>3560.6</text:p>
          </table:table-cell>
          <table:table-cell office:value-type="float" office:value="23.3999999999845" calcext:value-type="float">
            <text:p>23.3999999999845</text:p>
          </table:table-cell>
          <table:table-cell office:value-type="float" office:value="13733.4" calcext:value-type="float">
            <text:p>13733.4</text:p>
          </table:table-cell>
          <table:table-cell/>
        </table:table-row>
        <table:table-row table:style-name="ro1">
          <table:table-cell office:value-type="string" calcext:value-type="string">
            <text:p>initial_comms_mean</text:p>
          </table:table-cell>
          <table:table-cell office:value-type="string" calcext:value-type="string">
            <text:p>initial_comms_stdev</text:p>
          </table:table-cell>
          <table:table-cell office:value-type="string" calcext:value-type="string">
            <text:p>inital_comms_median</text:p>
          </table:table-cell>
          <table:table-cell table:number-columns-repeated="11"/>
          <table:table-cell office:value-type="string" calcext:value-type="string">
            <text:p>Coral</text:p>
          </table:table-cell>
          <table:table-cell office:value-type="float" office:value="159.799999999999" calcext:value-type="float">
            <text:p>159.799999999999</text:p>
          </table:table-cell>
          <table:table-cell office:value-type="float" office:value="3317.39999999998" calcext:value-type="float">
            <text:p>3317.39999999998</text:p>
          </table:table-cell>
          <table:table-cell office:value-type="float" office:value="18.3999999999962" calcext:value-type="float">
            <text:p>18.3999999999962</text:p>
          </table:table-cell>
          <table:table-cell office:value-type="float" office:value="3495.59999999998" calcext:value-type="float">
            <text:p>3495.59999999998</text:p>
          </table:table-cell>
          <table:table-cell/>
        </table:table-row>
        <table:table-row table:style-name="ro1">
          <table:table-cell office:value-type="float" office:value="38069.8" calcext:value-type="float">
            <text:p>38069.8</text:p>
          </table:table-cell>
          <table:table-cell office:value-type="float" office:value="9854.92103976485" calcext:value-type="float">
            <text:p>9854.92103976485</text:p>
          </table:table-cell>
          <table:table-cell office:value-type="float" office:value="40795.0000000001" calcext:value-type="float">
            <text:p>40795.0000000001</text:p>
          </table:table-cell>
          <table:table-cell table:number-columns-repeated="5"/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table:number-columns-repeated="3"/>
          <table:table-cell office:value-type="string" calcext:value-type="string">
            <text:p>Python (First)</text:p>
          </table:table-cell>
          <table:table-cell table:number-columns-repeated="3"/>
          <table:table-cell office:value-type="float" office:value="14671.3447989896" calcext:value-type="float">
            <text:p>14671.3447989896</text:p>
          </table:table-cell>
          <table:table-cell/>
        </table:table-row>
        <table:table-row table:style-name="ro1">
          <table:table-cell table:number-columns-repeated="8"/>
          <table:table-cell office:value-type="float" office:value="159.799999999999" calcext:value-type="float">
            <text:p>159.799999999999</text:p>
          </table:table-cell>
          <table:table-cell office:value-type="float" office:value="3317.39999999998" calcext:value-type="float">
            <text:p>3317.39999999998</text:p>
          </table:table-cell>
          <table:table-cell office:value-type="float" office:value="18.3999999999962" calcext:value-type="float">
            <text:p>18.3999999999962</text:p>
          </table:table-cell>
          <table:table-cell table:number-columns-repeated="3"/>
          <table:table-cell office:value-type="string" calcext:value-type="string">
            <text:p>Python</text:p>
          </table:table-cell>
          <table:table-cell table:number-columns-repeated="3"/>
          <table:table-cell office:value-type="float" office:value="4030.83179844543" calcext:value-type="float">
            <text:p>4030.83179844543</text:p>
          </table:table-cell>
          <table:table-cell/>
        </table:table-row>
        <table:table-row table:style-name="ro1">
          <table:table-cell office:value-type="string" calcext:value-type="string">
            <text:p>Session: 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lid</text:p>
          </table:table-cell>
          <table:table-cell table:style-name="ce1" office:value-type="string" calcext:value-type="string">
            <text:p>5/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_host_submission_mean</text:p>
          </table:table-cell>
          <table:table-cell office:value-type="string" calcext:value-type="string">
            <text:p>first_tpu_comms_mean</text:p>
          </table:table-cell>
          <table:table-cell office:value-type="string" calcext:value-type="string">
            <text:p>first_tpu_return_mean</text:p>
          </table:table-cell>
          <table:table-cell office:value-type="string" calcext:value-type="string">
            <text:p>first_inference_mean</text:p>
          </table:table-cell>
          <table:table-cell office:value-type="string" calcext:value-type="string">
            <text:p>first_total_mean</text:p>
          </table:table-cell>
          <table:table-cell table:number-columns-repeated="15"/>
        </table:table-row>
        <table:table-row table:style-name="ro1">
          <table:table-cell office:value-type="float" office:value="10149.4" calcext:value-type="float">
            <text:p>10149.4</text:p>
          </table:table-cell>
          <table:table-cell office:value-type="float" office:value="3560.6" calcext:value-type="float">
            <text:p>3560.6</text:p>
          </table:table-cell>
          <table:table-cell office:value-type="float" office:value="23.3999999999845" calcext:value-type="float">
            <text:p>23.3999999999845</text:p>
          </table:table-cell>
          <table:table-cell office:value-type="float" office:value="3560.6" calcext:value-type="float">
            <text:p>3560.6</text:p>
          </table:table-cell>
          <table:table-cell office:value-type="float" office:value="13733.4" calcext:value-type="float">
            <text:p>13733.4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irst_host_submission_std</text:p>
          </table:table-cell>
          <table:table-cell office:value-type="string" calcext:value-type="string">
            <text:p>first_tpu_comms_std</text:p>
          </table:table-cell>
          <table:table-cell office:value-type="string" calcext:value-type="string">
            <text:p>first_tpu_return_std</text:p>
          </table:table-cell>
          <table:table-cell office:value-type="string" calcext:value-type="string">
            <text:p>first_inference_std</text:p>
          </table:table-cell>
          <table:table-cell office:value-type="string" calcext:value-type="string">
            <text:p>first_total_std</text:p>
          </table:table-cell>
          <table:table-cell table:number-columns-repeated="3"/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itialization</text:p>
          </table:table-cell>
          <table:table-cell table:number-columns-repeated="7"/>
        </table:table-row>
        <table:table-row table:style-name="ro1">
          <table:table-cell office:value-type="float" office:value="157.325458842432" calcext:value-type="float">
            <text:p>157.325458842432</text:p>
          </table:table-cell>
          <table:table-cell office:value-type="float" office:value="129.225771423494" calcext:value-type="float">
            <text:p>129.225771423494</text:p>
          </table:table-cell>
          <table:table-cell office:value-type="float" office:value="11.2383272776425" calcext:value-type="float">
            <text:p>11.2383272776425</text:p>
          </table:table-cell>
          <table:table-cell office:value-type="float" office:value="129.225771423494" calcext:value-type="float">
            <text:p>129.225771423494</text:p>
          </table:table-cell>
          <table:table-cell office:value-type="float" office:value="190.809590953898" calcext:value-type="float">
            <text:p>190.809590953898</text:p>
          </table:table-cell>
          <table:table-cell table:number-columns-repeated="2"/>
          <table:table-cell office:value-type="string" calcext:value-type="string">
            <text:p>Initialization</text:p>
          </table:table-cell>
          <table:table-cell table:number-columns-repeated="4"/>
          <table:table-cell office:value-type="float" office:value="38069.8" calcext:value-type="float">
            <text:p>38069.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oral (First)</text:p>
          </table:table-cell>
          <table:table-cell office:value-type="float" office:value="10149.4" calcext:value-type="float">
            <text:p>10149.4</text:p>
          </table:table-cell>
          <table:table-cell office:value-type="float" office:value="3560.6" calcext:value-type="float">
            <text:p>3560.6</text:p>
          </table:table-cell>
          <table:table-cell office:value-type="float" office:value="23.3999999999845" calcext:value-type="float">
            <text:p>23.3999999999845</text:p>
          </table:table-cell>
          <table:table-cell office:value-type="float" office:value="13733.4" calcext:value-type="float">
            <text:p>13733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rst_host_submission_med</text:p>
          </table:table-cell>
          <table:table-cell office:value-type="string" calcext:value-type="string">
            <text:p>first_tpu_comms_med</text:p>
          </table:table-cell>
          <table:table-cell office:value-type="string" calcext:value-type="string">
            <text:p>first_tpu_return_med</text:p>
          </table:table-cell>
          <table:table-cell office:value-type="string" calcext:value-type="string">
            <text:p>first_inference_med</text:p>
          </table:table-cell>
          <table:table-cell office:value-type="string" calcext:value-type="string">
            <text:p>first_total_med</text:p>
          </table:table-cell>
          <table:table-cell table:number-columns-repeated="2"/>
          <table:table-cell office:value-type="string" calcext:value-type="string">
            <text:p>Coral</text:p>
          </table:table-cell>
          <table:table-cell office:value-type="float" office:value="159.799999999999" calcext:value-type="float">
            <text:p>159.799999999999</text:p>
          </table:table-cell>
          <table:table-cell office:value-type="float" office:value="3317.39999999998" calcext:value-type="float">
            <text:p>3317.39999999998</text:p>
          </table:table-cell>
          <table:table-cell office:value-type="float" office:value="18.3999999999962" calcext:value-type="float">
            <text:p>18.3999999999962</text:p>
          </table:table-cell>
          <table:table-cell office:value-type="float" office:value="3495.59999999998" calcext:value-type="float">
            <text:p>3495.59999999998</text:p>
          </table:table-cell>
          <table:table-cell table:number-columns-repeated="8"/>
        </table:table-row>
        <table:table-row table:style-name="ro1">
          <table:table-cell office:value-type="float" office:value="10223.0000000001" calcext:value-type="float">
            <text:p>10223.0000000001</text:p>
          </table:table-cell>
          <table:table-cell office:value-type="float" office:value="3642.99999999984" calcext:value-type="float">
            <text:p>3642.99999999984</text:p>
          </table:table-cell>
          <table:table-cell office:value-type="float" office:value="16.9999999997117" calcext:value-type="float">
            <text:p>16.9999999997117</text:p>
          </table:table-cell>
          <table:table-cell office:value-type="float" office:value="3642.99999999984" calcext:value-type="float">
            <text:p>3642.99999999984</text:p>
          </table:table-cell>
          <table:table-cell office:value-type="float" office:value="13727.0000000003" calcext:value-type="float">
            <text:p>13727.0000000003</text:p>
          </table:table-cell>
          <table:table-cell table:number-columns-repeated="2"/>
          <table:table-cell office:value-type="string" calcext:value-type="string">
            <text:p>Python (First)</text:p>
          </table:table-cell>
          <table:table-cell table:number-columns-repeated="3"/>
          <table:table-cell office:value-type="float" office:value="14671.3447989896" calcext:value-type="float">
            <text:p>14671.3447989896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Python</text:p>
          </table:table-cell>
          <table:table-cell table:number-columns-repeated="3"/>
          <table:table-cell office:value-type="float" office:value="4030.83179844543" calcext:value-type="float">
            <text:p>4030.831798445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st_submission_mean</text:p>
          </table:table-cell>
          <table:table-cell office:value-type="string" calcext:value-type="string">
            <text:p>tpu_comms_mean</text:p>
          </table:table-cell>
          <table:table-cell office:value-type="string" calcext:value-type="string">
            <text:p>tpu_return_mean</text:p>
          </table:table-cell>
          <table:table-cell office:value-type="string" calcext:value-type="string">
            <text:p>inference_mean</text:p>
          </table:table-cell>
          <table:table-cell office:value-type="string" calcext:value-type="string">
            <text:p>total_mean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3"/>
          <table:table-cell office:value-type="float" office:value="65051.0558608221" calcext:value-type="float">
            <text:p>65051.0558608221</text:p>
          </table:table-cell>
          <table:table-cell table:number-columns-repeated="8"/>
        </table:table-row>
        <table:table-row table:style-name="ro1">
          <table:table-cell office:value-type="float" office:value="159.799999999999" calcext:value-type="float">
            <text:p>159.799999999999</text:p>
          </table:table-cell>
          <table:table-cell office:value-type="float" office:value="3317.39999999998" calcext:value-type="float">
            <text:p>3317.39999999998</text:p>
          </table:table-cell>
          <table:table-cell office:value-type="float" office:value="18.3999999999962" calcext:value-type="float">
            <text:p>18.3999999999962</text:p>
          </table:table-cell>
          <table:table-cell office:value-type="float" office:value="3317.39999999998" calcext:value-type="float">
            <text:p>3317.39999999998</text:p>
          </table:table-cell>
          <table:table-cell office:value-type="float" office:value="3495.59999999998" calcext:value-type="float">
            <text:p>3495.59999999998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host_submission_stdev</text:p>
          </table:table-cell>
          <table:table-cell office:value-type="string" calcext:value-type="string">
            <text:p>tpu_comms_stdev</text:p>
          </table:table-cell>
          <table:table-cell office:value-type="string" calcext:value-type="string">
            <text:p>tpu_return_stdev</text:p>
          </table:table-cell>
          <table:table-cell office:value-type="string" calcext:value-type="string">
            <text:p>inference_stdev</text:p>
          </table:table-cell>
          <table:table-cell office:value-type="string" calcext:value-type="string">
            <text:p>total_stdev</text:p>
          </table:table-cell>
          <table:table-cell table:number-columns-repeated="15"/>
        </table:table-row>
        <table:table-row table:style-name="ro1">
          <table:table-cell office:value-type="float" office:value="60.0391538912911" calcext:value-type="float">
            <text:p>60.0391538912911</text:p>
          </table:table-cell>
          <table:table-cell office:value-type="float" office:value="19.0341797827022" calcext:value-type="float">
            <text:p>19.0341797827022</text:p>
          </table:table-cell>
          <table:table-cell office:value-type="float" office:value="13.5388330369133" calcext:value-type="float">
            <text:p>13.5388330369133</text:p>
          </table:table-cell>
          <table:table-cell office:value-type="float" office:value="19.0341797827022" calcext:value-type="float">
            <text:p>19.0341797827022</text:p>
          </table:table-cell>
          <table:table-cell office:value-type="float" office:value="79.1725962691052" calcext:value-type="float">
            <text:p>79.1725962691052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host_submission_med</text:p>
          </table:table-cell>
          <table:table-cell office:value-type="string" calcext:value-type="string">
            <text:p>tpu_comms_med</text:p>
          </table:table-cell>
          <table:table-cell office:value-type="string" calcext:value-type="string">
            <text:p>tpu_return_med</text:p>
          </table:table-cell>
          <table:table-cell office:value-type="string" calcext:value-type="string">
            <text:p>inference_med</text:p>
          </table:table-cell>
          <table:table-cell office:value-type="string" calcext:value-type="string">
            <text:p>total_med</text:p>
          </table:table-cell>
          <table:table-cell table:number-columns-repeated="15"/>
        </table:table-row>
        <table:table-row table:style-name="ro1">
          <table:table-cell office:value-type="float" office:value="185.000000000102" calcext:value-type="float">
            <text:p>185.000000000102</text:p>
          </table:table-cell>
          <table:table-cell office:value-type="float" office:value="3317.00000000001" calcext:value-type="float">
            <text:p>3317.00000000001</text:p>
          </table:table-cell>
          <table:table-cell office:value-type="float" office:value="14.9999999998762" calcext:value-type="float">
            <text:p>14.9999999998762</text:p>
          </table:table-cell>
          <table:table-cell office:value-type="float" office:value="3317.00000000001" calcext:value-type="float">
            <text:p>3317.00000000001</text:p>
          </table:table-cell>
          <table:table-cell office:value-type="float" office:value="3522.00000000002" calcext:value-type="float">
            <text:p>3522.00000000002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host_data_perc</text:p>
          </table:table-cell>
          <table:table-cell office:value-type="string" calcext:value-type="string">
            <text:p>tpu_comms_perc</text:p>
          </table:table-cell>
          <table:table-cell office:value-type="string" calcext:value-type="string">
            <text:p>tpu_data_perc</text:p>
          </table:table-cell>
          <table:table-cell office:value-type="string" calcext:value-type="string">
            <text:p>inference_perc</text:p>
          </table:table-cell>
          <table:table-cell office:value-type="string" calcext:value-type="string">
            <text:p>total_perc</text:p>
          </table:table-cell>
          <table:table-cell table:number-columns-repeated="15"/>
        </table:table-row>
        <table:table-row table:style-name="ro1">
          <table:table-cell office:value-type="float" office:value="4.57146126559103" calcext:value-type="float">
            <text:p>4.57146126559103</text:p>
          </table:table-cell>
          <table:table-cell office:value-type="float" office:value="94.9021627188467" calcext:value-type="float">
            <text:p>94.9021627188467</text:p>
          </table:table-cell>
          <table:table-cell office:value-type="float" office:value="0.526376015562316" calcext:value-type="float">
            <text:p>0.526376015562316</text:p>
          </table:table-cell>
          <table:table-cell office:value-type="float" office:value="94.9021627188467" calcext:value-type="float">
            <text:p>94.9021627188467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irst_edg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7"/>
        </table:table-row>
        <table:table-row table:style-name="ro1">
          <table:table-cell office:value-type="float" office:value="14671.3447989896" calcext:value-type="float">
            <text:p>14671.3447989896</text:p>
          </table:table-cell>
          <table:table-cell office:value-type="float" office:value="567.116349718335" calcext:value-type="float">
            <text:p>567.116349718335</text:p>
          </table:table-cell>
          <table:table-cell office:value-type="float" office:value="14481.9529959932" calcext:value-type="float">
            <text:p>14481.9529959932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7"/>
        </table:table-row>
        <table:table-row table:style-name="ro1">
          <table:table-cell office:value-type="float" office:value="4030.83179844543" calcext:value-type="float">
            <text:p>4030.83179844543</text:p>
          </table:table-cell>
          <table:table-cell office:value-type="float" office:value="217.299249616264" calcext:value-type="float">
            <text:p>217.299249616264</text:p>
          </table:table-cell>
          <table:table-cell office:value-type="float" office:value="4034.18100904673" calcext:value-type="float">
            <text:p>4034.18100904673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7"/>
        </table:table-row>
        <table:table-row table:style-name="ro1">
          <table:table-cell office:value-type="float" office:value="65051.0558608221" calcext:value-type="float">
            <text:p>65051.0558608221</text:p>
          </table:table-cell>
          <table:table-cell office:value-type="float" office:value="2042.8239717836" calcext:value-type="float">
            <text:p>2042.8239717836</text:p>
          </table:table-cell>
          <table:table-cell office:value-type="float" office:value="65065.1670002844" calcext:value-type="float">
            <text:p>65065.167000284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4:06:24.325958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5T14:41:24.537798953</dc:date>
    <meta:editing-duration>PT53M8S</meta:editing-duration>
    <meta:editing-cycles>4</meta:editing-cycles>
    <meta:generator>LibreOffice/7.0.4.2$Linux_X86_64 LibreOffice_project/00$Build-2</meta:generator>
    <meta:document-statistic meta:table-count="1" meta:cell-count="15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2" style:family="chart" style:data-style-name="N107">
      <style:chart-properties chart:link-data-style-to-source="false" chart:data-label-number="value" chart:data-label-text="false" chart:data-label-symbol="false" chart:label-position="top"/>
      <style:graphic-properties draw:fill-color="#579d1c"/>
      <style:text-properties fo:font-size="10pt" fo:font-weight="bold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-color="#7e0021"/>
      <style:text-properties fo:font-size="10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851cm" svg:height="10.604cm" xlink:href=".." xlink:type="simple" chart:class="chart:bar" chart:style-name="ch1">
        <chart:title svg:x="8.31cm" svg:y="0.347cm" chart:style-name="ch2">
          <text:p>Mobilenet</text:p>
        </chart:title>
        <chart:legend chart:legend-position="end" svg:x="16.27cm" svg:y="4.139cm" style:legend-expansion="high" chart:style-name="ch3"/>
        <chart:plot-area chart:style-name="ch4" table:cell-range-address="Results.H14:Results.M20" chart:data-source-has-labels="both" svg:x="1.336cm" svg:y="1.286cm" svg:width="14.557cm" svg:height="9.1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2.513cm" svg:y="1.365cm" svg:width="13.38cm" svg:height="8.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Results.H15:Results.H20"/>
            <chart:grid chart:style-name="ch6" chart:class="major"/>
          </chart:axis>
          <chart:axis chart:dimension="y" chart:name="primary-y" chart:style-name="ch7">
            <chart:title svg:x="0.451cm" svg:y="7.06cm" chart:style-name="ch8">
              <text:p>Mean Time (uS)</text:p>
            </chart:title>
            <chart:grid chart:style-name="ch6" chart:class="major"/>
          </chart:axis>
          <chart:axis chart:dimension="z" chart:name="primary-z" chart:style-name="ch5"/>
          <chart:series chart:style-name="ch9" chart:values-cell-range-address="Results.I15:Results.I20" chart:label-cell-address="Results.I14:Results.I14" chart:class="chart:bar">
            <chart:data-point chart:repeated="6"/>
          </chart:series>
          <chart:series chart:style-name="ch10" chart:values-cell-range-address="Results.J15:Results.J20" chart:label-cell-address="Results.J14:Results.J14" chart:class="chart:bar">
            <chart:data-point chart:repeated="6"/>
          </chart:series>
          <chart:series chart:style-name="ch11" chart:values-cell-range-address="Results.K15:Results.K20" chart:label-cell-address="Results.K14:Results.K14" chart:class="chart:bar">
            <chart:data-point chart:repeated="6"/>
          </chart:series>
          <chart:series chart:style-name="ch12" chart:values-cell-range-address="Results.L15:Results.L20" chart:label-cell-address="Results.L14:Results.L14" chart:class="chart:bar">
            <chart:data-point chart:repeated="6"/>
          </chart:series>
          <chart:series chart:style-name="ch13" chart:values-cell-range-address="Results.M15:Results.M20" chart:label-cell-address="Results.M14:Results.M14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ssion</text:p>
                <draw:g>
                  <svg:desc>Results.I14:Results.I14</svg:desc>
                </draw:g>
              </table:table-cell>
              <table:table-cell office:value-type="string">
                <text:p>Inference</text:p>
                <draw:g>
                  <svg:desc>Results.J14:Results.J14</svg:desc>
                </draw:g>
              </table:table-cell>
              <table:table-cell office:value-type="string">
                <text:p>Return</text:p>
                <draw:g>
                  <svg:desc>Results.K14:Results.K14</svg:desc>
                </draw:g>
              </table:table-cell>
              <table:table-cell office:value-type="string">
                <text:p>Total</text:p>
                <draw:g>
                  <svg:desc>Results.L14:Results.L14</svg:desc>
                </draw:g>
              </table:table-cell>
              <table:table-cell office:value-type="string">
                <text:p>Initialization</text:p>
                <draw:g>
                  <svg:desc>Results.M14:Results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ization</text:p>
                <draw:g>
                  <svg:desc>Results.H15:Results.H20</svg:desc>
                </draw:g>
              </table:table-cell>
              <table:table-cell office:value-type="float" office:value="NaN">
                <text:p>NaN</text:p>
                <draw:g>
                  <svg:desc>Results.I15:Results.I20</svg:desc>
                </draw:g>
              </table:table-cell>
              <table:table-cell office:value-type="float" office:value="NaN">
                <text:p>NaN</text:p>
                <draw:g>
                  <svg:desc>Results.J15:Results.J20</svg:desc>
                </draw:g>
              </table:table-cell>
              <table:table-cell office:value-type="float" office:value="NaN">
                <text:p>NaN</text:p>
                <draw:g>
                  <svg:desc>Results.K15:Results.K20</svg:desc>
                </draw:g>
              </table:table-cell>
              <table:table-cell office:value-type="float" office:value="NaN">
                <text:p>NaN</text:p>
                <draw:g>
                  <svg:desc>Results.L15:Results.L20</svg:desc>
                </draw:g>
              </table:table-cell>
              <table:table-cell office:value-type="float" office:value="38069.8">
                <text:p>38069.8</text:p>
                <draw:g>
                  <svg:desc>Results.M15:Results.M20</svg:desc>
                </draw:g>
              </table:table-cell>
            </table:table-row>
            <table:table-row>
              <table:table-cell office:value-type="string">
                <text:p>Coral (First)</text:p>
              </table:table-cell>
              <table:table-cell office:value-type="float" office:value="10149.4">
                <text:p>10149.4</text:p>
              </table:table-cell>
              <table:table-cell office:value-type="float" office:value="3560.6">
                <text:p>3560.6</text:p>
              </table:table-cell>
              <table:table-cell office:value-type="float" office:value="23.3999999999845">
                <text:p>23.3999999999845</text:p>
              </table:table-cell>
              <table:table-cell office:value-type="float" office:value="13733.4">
                <text:p>1373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al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3317.39999999998">
                <text:p>3317.39999999998</text:p>
              </table:table-cell>
              <table:table-cell office:value-type="float" office:value="18.3999999999962">
                <text:p>18.3999999999962</text:p>
              </table:table-cell>
              <table:table-cell office:value-type="float" office:value="3495.59999999998">
                <text:p>3495.5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thon (First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71.3447989896">
                <text:p>14671.3447989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0.83179844543">
                <text:p>4030.83179844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51.0558608221">
                <text:p>65051.05586082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1">
      <style:chart-properties chart:link-data-style-to-source="fals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fo:font-weight="bold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964cm" svg:y="0.315cm" chart:style-name="ch2">
          <text:p>Mobilenet</text:p>
        </chart:title>
        <chart:subtitle svg:x="5.39cm" svg:y="1.223cm" chart:style-name="ch3">
          <text:p>Coral USB Mean Times Ratio</text:p>
        </chart:subtitle>
        <chart:legend chart:legend-position="end" svg:x="13.446cm" svg:y="3.782cm" style:legend-expansion="high" chart:style-name="ch4"/>
        <chart:plot-area chart:style-name="ch5" table:cell-range-address="Results.I7:Results.K8" chart:data-source-has-labels="row" svg:x="0.32cm" svg:y="2.032cm" svg:width="12.806cm" svg:height="6.788cm">
          <chart:coordinate-region svg:x="3.502cm" svg:y="2.379cm" svg:width="6.441cm" svg:height="6.441cm"/>
          <chart:axis chart:dimension="x" chart:name="primary-x" chart:style-name="ch6" chartooo:axis-type="auto">
            <chartooo:date-scale/>
            <chart:categories table:cell-range-address="Results.I7:Results.K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sults.I8:Results.K8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ssion</text:p>
                <draw:g>
                  <svg:desc>Results.I7:Results.K7</svg:desc>
                </draw:g>
              </table:table-cell>
              <table:table-cell office:value-type="string">
                <text:p>Inference</text:p>
              </table:table-cell>
              <table:table-cell office:value-type="string">
                <text:p>Return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59.799999999999">
                <text:p>159.799999999999</text:p>
                <draw:g>
                  <svg:desc>Results.I8:Results.K8</svg:desc>
                </draw:g>
              </table:table-cell>
              <table:table-cell office:value-type="float" office:value="3317.39999999998">
                <text:p>3317.39999999998</text:p>
              </table:table-cell>
              <table:table-cell office:value-type="float" office:value="18.3999999999962">
                <text:p>18.3999999999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3" style:family="chart" style:data-style-name="N106">
      <style:chart-properties chart:link-data-style-to-source="false" chart:data-label-number="value" chart:data-label-text="false" chart:data-label-symbol="false" chart:label-position="top"/>
      <style:graphic-properties draw:fill-color="#579d1c"/>
      <style:text-properties fo:font-size="10pt" fo:font-weight="bold" style:font-size-asian="10pt" style:font-size-complex="10pt"/>
    </style:style>
    <style:style style:name="ch14" style:family="chart" style:data-style-name="N106">
      <style:chart-properties chart:link-data-style-to-source="false" chart:data-label-number="value" chart:data-label-text="false" chart:data-label-symbol="false" chart:label-position="top"/>
      <style:graphic-properties draw:fill-color="#7e0021"/>
      <style:text-properties fo:font-size="10pt" fo:font-weight="bold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311cm" svg:height="9.856cm" xlink:href=".." xlink:type="simple" chart:class="chart:bar" chart:style-name="ch1">
        <chart:title svg:x="8.04cm" svg:y="0.332cm" chart:style-name="ch2">
          <text:p>Mobilenet</text:p>
        </chart:title>
        <chart:subtitle svg:x="7.696cm" svg:y="1.257cm" chart:style-name="ch3">
          <text:p>Entirely Mapped</text:p>
        </chart:subtitle>
        <chart:legend chart:legend-position="end" svg:x="15.73cm" svg:y="3.765cm" style:legend-expansion="high" chart:style-name="ch4"/>
        <chart:plot-area chart:style-name="ch5" table:cell-range-address="Results.O3:Results.T8" chart:data-source-has-labels="both" svg:x="1.325cm" svg:y="2.083cm" svg:width="14.039cm" svg:height="7.5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2.544cm" svg:y="2.096cm" svg:width="12.777cm" svg:height="6.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Results.O4:Results.O8"/>
            <chart:grid chart:style-name="ch7" chart:class="major"/>
          </chart:axis>
          <chart:axis chart:dimension="y" chart:name="primary-y" chart:style-name="ch8">
            <chart:title svg:x="0.451cm" svg:y="7.092cm" chart:style-name="ch9">
              <text:p>Mean Time (uS)</text:p>
            </chart:title>
            <chart:grid chart:style-name="ch7" chart:class="major"/>
          </chart:axis>
          <chart:axis chart:dimension="z" chart:name="primary-z" chart:style-name="ch6"/>
          <chart:series chart:style-name="ch10" chart:values-cell-range-address="Results.P4:Results.P8" chart:label-cell-address="Results.P3:Results.P3" chart:class="chart:bar">
            <chart:data-point chart:repeated="5"/>
          </chart:series>
          <chart:series chart:style-name="ch11" chart:values-cell-range-address="Results.Q4:Results.Q8" chart:label-cell-address="Results.Q3:Results.Q3" chart:class="chart:bar">
            <chart:data-point chart:repeated="5"/>
          </chart:series>
          <chart:series chart:style-name="ch12" chart:values-cell-range-address="Results.R4:Results.R8" chart:label-cell-address="Results.R3:Results.R3" chart:class="chart:bar">
            <chart:data-point chart:repeated="5"/>
          </chart:series>
          <chart:series chart:style-name="ch13" chart:values-cell-range-address="Results.S4:Results.S8" chart:label-cell-address="Results.S3:Results.S3" chart:class="chart:bar">
            <chart:data-point chart:repeated="5"/>
          </chart:series>
          <chart:series chart:style-name="ch14" chart:values-cell-range-address="Results.T4:Results.T8" chart:label-cell-address="Results.T3:Results.T3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ssion</text:p>
                <draw:g>
                  <svg:desc>Results.P3:Results.P3</svg:desc>
                </draw:g>
              </table:table-cell>
              <table:table-cell office:value-type="string">
                <text:p>Inference</text:p>
                <draw:g>
                  <svg:desc>Results.Q3:Results.Q3</svg:desc>
                </draw:g>
              </table:table-cell>
              <table:table-cell office:value-type="string">
                <text:p>Return</text:p>
                <draw:g>
                  <svg:desc>Results.R3:Results.R3</svg:desc>
                </draw:g>
              </table:table-cell>
              <table:table-cell office:value-type="string">
                <text:p>Total</text:p>
                <draw:g>
                  <svg:desc>Results.S3:Results.S3</svg:desc>
                </draw:g>
              </table:table-cell>
              <table:table-cell office:value-type="string">
                <text:p>Initialization</text:p>
                <draw:g>
                  <svg:desc>Results.T3:Results.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ization</text:p>
                <draw:g>
                  <svg:desc>Results.O4:Results.O8</svg:desc>
                </draw:g>
              </table:table-cell>
              <table:table-cell office:value-type="float" office:value="NaN">
                <text:p>NaN</text:p>
                <draw:g>
                  <svg:desc>Results.P4:Results.P8</svg:desc>
                </draw:g>
              </table:table-cell>
              <table:table-cell office:value-type="float" office:value="NaN">
                <text:p>NaN</text:p>
                <draw:g>
                  <svg:desc>Results.Q4:Results.Q8</svg:desc>
                </draw:g>
              </table:table-cell>
              <table:table-cell office:value-type="float" office:value="NaN">
                <text:p>NaN</text:p>
                <draw:g>
                  <svg:desc>Results.R4:Results.R8</svg:desc>
                </draw:g>
              </table:table-cell>
              <table:table-cell office:value-type="float" office:value="NaN">
                <text:p>NaN</text:p>
                <draw:g>
                  <svg:desc>Results.S4:Results.S8</svg:desc>
                </draw:g>
              </table:table-cell>
              <table:table-cell office:value-type="float" office:value="38069.8">
                <text:p>38069.8</text:p>
                <draw:g>
                  <svg:desc>Results.T4:Results.T8</svg:desc>
                </draw:g>
              </table:table-cell>
            </table:table-row>
            <table:table-row>
              <table:table-cell office:value-type="string">
                <text:p>Coral (First)</text:p>
              </table:table-cell>
              <table:table-cell office:value-type="float" office:value="10149.4">
                <text:p>10149.4</text:p>
              </table:table-cell>
              <table:table-cell office:value-type="float" office:value="3560.6">
                <text:p>3560.6</text:p>
              </table:table-cell>
              <table:table-cell office:value-type="float" office:value="23.3999999999845">
                <text:p>23.3999999999845</text:p>
              </table:table-cell>
              <table:table-cell office:value-type="float" office:value="13733.4">
                <text:p>1373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al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3317.39999999998">
                <text:p>3317.39999999998</text:p>
              </table:table-cell>
              <table:table-cell office:value-type="float" office:value="18.3999999999962">
                <text:p>18.3999999999962</text:p>
              </table:table-cell>
              <table:table-cell office:value-type="float" office:value="3495.59999999998">
                <text:p>3495.5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thon (First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71.3447989896">
                <text:p>14671.3447989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0.83179844543">
                <text:p>4030.831798445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